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E000001D7528AC6E13B8C8545.png" manifest:media-type="image/png"/>
  <manifest:file-entry manifest:full-path="Pictures/100000000000035E000001C837E512366C55A7EB.png" manifest:media-type="image/png"/>
  <manifest:file-entry manifest:full-path="Pictures/10000000000002E600000338D6457E72FEF59B08.png" manifest:media-type="image/png"/>
  <manifest:file-entry manifest:full-path="Pictures/10000000000002E6000003387C647C250E71441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204cm" svg:height="8.307cm" svg:x="3.03cm" svg:y="1.328cm">
          <draw:image xlink:href="Pictures/100000000000035E000001D7528AC6E13B8C8545.png" xlink:type="simple" xlink:show="embed" xlink:actuate="onLoad" draw:mime-type="image/png">
            <text:p/>
          </draw:image>
        </draw:frame>
        <draw:frame draw:style-name="gr2" draw:text-style-name="P2" draw:layer="layout" svg:width="15.204cm" svg:height="8.042cm" svg:x="2.09cm" svg:y="19.373cm">
          <draw:image xlink:href="Pictures/100000000000035E000001C837E512366C55A7EB.png" xlink:type="simple" xlink:show="embed" xlink:actuate="onLoad" draw:mime-type="image/png">
            <text:p/>
          </draw:image>
        </draw:frame>
        <draw:frame draw:style-name="gr2" draw:text-style-name="P2" draw:layer="layout" svg:width="13.087cm" svg:height="14.533cm" svg:x="1.609cm" svg:y="5.915cm">
          <draw:image xlink:href="Pictures/10000000000002E600000338D6457E72FEF59B08.png" xlink:type="simple" xlink:show="embed" xlink:actuate="onLoad" draw:mime-type="image/png">
            <text:p/>
          </draw:image>
        </draw:frame>
        <draw:frame draw:style-name="gr2" draw:text-style-name="P2" draw:layer="layout" svg:width="13.087cm" svg:height="14.533cm" svg:x="5.947cm" svg:y="7.75cm">
          <draw:image xlink:href="Pictures/10000000000002E6000003387C647C250E71441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28T12:18:16.844000000</meta:creation-date>
    <dc:date>2021-12-28T13:37:44.022000000</dc:date>
    <meta:editing-duration>PT1H17M4S</meta:editing-duration>
    <meta:editing-cycles>5</meta:editing-cycles>
    <meta:generator>LibreOffice/7.0.0.3$Windows_X86_64 LibreOffice_project/8061b3e9204bef6b321a21033174034a5e2ea88e</meta:generator>
    <meta:document-statistic meta:object-count="4"/>
  </office:meta>
</office:document-meta>
</file>